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style:font-name="Times New Roman1" style:font-name-asian="Droid Sans Fallback" style:font-name-complex="Times New Roman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4002-XXX</text:p>
      <text:p text:style-name="P3">Software Development on Linux Systems</text:p>
      <text:p text:style-name="P3">Lab 04 – Using Development Tools and Frameworks; Exploring IDEs</text:p>
      <text:p text:style-name="P3"/>
      <text:p text:style-name="P3">Name: ______________________________________ <text:s text:c="5"/>Section: _____________</text:p>
      <text:p text:style-name="P4"><text:line-break/></text:p>
      <text:p text:style-name="P4"><text:tab/>Activity – <text:s/>Installing Base Software Kits<text:line-break/><text:line-break/><text:tab/><text:span text:style-name="T5"><text:tab/>Ubuntu:<text:line-break/><text:tab/><text:tab/><text:tab/>1) Open a terminal <text:line-break/><text:tab/><text:tab/><text:tab/>2) Type “sudo apt-get install build-essential” <text:line-break/><text:line-break/><text:tab/><text:tab/>Fedora: <text:line-break/><text:tab/><text:tab/><text:tab/>1) Open a terminal<text:line-break/><text:tab/><text:tab/><text:tab/>2) Su to root : Type “su -” <text:line-break/><text:tab/><text:tab/><text:tab/>3) Type “yum groupinstall “Development Tools”<text:line-break/><text:line-break/><text:tab/>This will install tools for packaging and software development, as well as gcc, g++ and make. <text:tab/>These will install all the tools necessary for building packages on Fedora or Ubuntu. This also <text:tab/>includes all the information needed by the system to build package.<text:line-break/><text:line-break/><text:line-break/><text:tab/></text:span>Activity – Installing Software Development Kits<text:line-break/><text:line-break/><text:tab/><text:span text:style-name="T5">C++, C, Perl and Python will have already been installed. Now we will install other common <text:tab/>compilers.<text:line-break/></text:span></text:p>
      <text:p text:style-name="P5"><text:tab/>1) Installing Java. We will use the open source version of the Java Developer Kit<text:line-break/><text:tab/><text:tab/> <text:s text:c="3"/>Using your preferred method of installation install the openJDK<text:line-break/><text:tab/><text:tab/> <text:s text:c="3"/>These are the package names-<text:line-break/><text:line-break/><text:tab/><text:tab/> <text:s text:c="3"/>Ubuntu: openjdk-6-jdk<text:line-break/><text:tab/><text:tab/> <text:s text:c="3"/>Fedora: java-1.6.0-openjdk-devel<text:line-break/><text:tab/><text:tab/> <text:s text:c="5"/><text:line-break/></text:p>
      <text:p text:style-name="P7"><text:tab/>2) Installing OpenGL. This implement of OpenGL is called Mesa<text:line-break/><text:tab/> <text:s text:c="7"/>1) OpenGL <text:line-break/><text:tab/><text:tab/>Using your preferred method of installation install OpenGL. </text:p>
      <text:p text:style-name="P5"><text:tab/><text:tab/>These are the package names-<text:line-break/><text:line-break/><text:tab/><text:tab/>Ubuntu: mesa-common-dev<text:line-break/><text:tab/><text:tab/>Fedora: mesa-libGL-devel<text:line-break/><text:line-break/><text:tab/> <text:s text:c="8"/>2) OpenGL Utility Library (GLU). This is not the same as GLUT<text:line-break/><text:tab/><text:tab/>Using your preferred method of installation install libGLU<text:line-break/><text:tab/><text:tab/>These are the package names-</text:p>
      <text:p text:style-name="P6"><text:span text:style-name="T5"><text:line-break/><text:tab/><text:tab/>Ubuntu: libglu1-mesa-dev<text:line-break/><text:tab/><text:tab/>Fedora: mesa-libGLU-devel<text:line-break/><text:line-break/><text:tab/> <text:s text:c="8"/>3) Mesa Utilities <text:line-break/><text:tab/><text:tab/>Using your preferred method of installation install mesa utils<text:line-break/><text:tab/><text:tab/>These are the package names-<text:line-break/><text:line-break/><text:tab/><text:tab/>Ubuntu: mesa-utils<text:line-break/><text:tab/><text:tab/>Fedora: glx-utils<text:line-break/>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5"><text:tab/>3) Installing Simple DirectMedia Layer (SDL). This is a powerful graphics library for openGL <text:tab/> <text:s text:c="2"/><text:tab/> <text:s text:c="4"/>that has become common for building applications and games. SDL by default works with <text:tab/><text:tab/> <text:s text:c="4"/>c++ and c, but can also be used with C#, Java, Perl and Python with the appropriate libraries.<text:line-break/><text:tab/><text:tab/><text:line-break/><text:tab/><text:tab/>Using your preferred method of installation install SDL<text:line-break/><text:tab/><text:tab/>These are the package names-<text:line-break/><text:line-break/><text:tab/><text:tab/>Ubuntu: libsdl1.2-dev<text:line-break/><text:tab/><text:tab/><text:tab/> <text:s/>libsdl1.2-gfx1.2-dev<text:line-break/><text:tab/><text:tab/><text:tab/> <text:s/>libsdl1.2-image1.2-dev<text:line-break/><text:tab/><text:tab/><text:tab/> <text:s/>libsdl1.2-mixer1.2-dev<text:line-break/><text:tab/><text:tab/><text:tab/> <text:s/>libsdl1.2-net1.2-dev<text:line-break/><text:tab/><text:tab/><text:tab/> <text:s/>libsdl1.2-ttf2.0-dev<text:line-break/><text:line-break/><text:tab/><text:tab/>Fedora: SDL-devel<text:line-break/><text:tab/><text:tab/><text:tab/> <text:s/>SDL_gfx-devel<text:line-break/><text:tab/><text:tab/><text:tab/> <text:s/>SDL_image-devel<text:line-break/><text:tab/><text:tab/><text:tab/> <text:s/>SDL_mixer-devel<text:line-break/><text:tab/><text:tab/><text:tab/> <text:s/>SDL_net-devel<text:line-break/><text:tab/><text:tab/><text:tab/> <text:s/>SDL_ttf-devel<text:line-break/><text:line-break/><text:line-break/><text:tab/>4) Installing Boost Libraries. Boost libraries are a collection of C++ libraries to overcome <text:tab/>programming difficulties, such as filesystem integration, geometry, python calls, regex and <text:tab/>threads.<text:tab/><text:line-break/><text:tab/><text:tab/>Using your preferred method of installation install the boost collection<text:line-break/><text:tab/><text:tab/>These are the package names-<text:line-break/><text:line-break/><text:tab/><text:tab/>Ubuntu: libboost-all-dev<text:line-break/><text:tab/><text:tab/>Fedora: boost-devel<text:line-break/><text:line-break/><text:line-break/><text:line-break/><text:line-break/><text:line-break/><text:line-break/><text:line-break/><text:line-break/><text:line-break/><text:line-break/></text:span><text:soft-page-break/><text:span text:style-name="T5"><text:tab/>5) Installing C#. This is referred to as Mono on Linux<text:line-break/><text:tab/><text:tab/>Using your preferred method of installation install mono<text:line-break/><text:tab/><text:tab/>These are the package names-<text:line-break/><text:line-break/><text:tab/><text:tab/>Ubuntu: monogmcs<text:line-break/><text:tab/><text:tab/><text:tab/> <text:s/>mono-devel<text:line-break/><text:tab/><text:tab/><text:tab/> <text:s/>mono-utils<text:line-break/><text:tab/><text:tab/><text:tab/> <text:s/>monodoc-browser<text:line-break/><text:tab/><text:tab/>Fedora: mono-core<text:line-break/><text:tab/><text:tab/><text:tab/> mono-devel<text:line-break/><text:tab/><text:tab/><text:tab/> monodoc<text:line-break/><text:line-break/><text:line-break/><text:tab/></text:span><text:span text:style-name="T6">Activity – Compiling<text:line-break/><text:tab/></text:span><text:span text:style-name="T5">You may use either Ubuntu or Fedora for this section. <text:line-break/><text:tab/>-Download the lab 4 files from mycourses. <text:line-break/><text:tab/>-Unzip the file</text:span><text:span text:style-name="T6"><text:line-break/><text:tab/></text:span><text:span text:style-name="T5">-Open terminal</text:span></text:p>
      <text:p text:style-name="P5"><text:tab/>-Cd to the unzipped directory</text:p>
      <text:p text:style-name="P6"><text:span text:style-name="T6"><text:line-break/><text:tab/></text:span><text:span text:style-name="T5">1) Compiling C<text:line-break/><text:tab/><text:tab/>a) In terminal type “gcc Hello.c -o Hello”<text:line-break/><text:tab/><text:tab/> <text:s text:c="3"/>(-o means output to file with the following name)<text:line-break/><text:tab/><text:tab/>b) Type “./Hello” <text:s text:c="2"/>(That's dot slash )<text:line-break/><text:line-break/><text:tab/>2) Compiling C++<text:line-break/><text:tab/><text:tab/>a) In terminal type “g++ Hello.cpp -o Hello”</text:span></text:p>
      <text:p text:style-name="P5"><text:tab/><text:tab/>b) Type “./Hello”<text:line-break/></text:p>
      <text:p text:style-name="P5"/>
      <text:p text:style-name="P6"><text:span text:style-name="T5"><text:line-break/></text:span><text:span text:style-name="T5"><text:tab/>3) Compiling Java<text:line-break/><text:tab/><text:tab/>a) In terminal type “javac Hello.java”<text:line-break/><text:tab/><text:tab/>b) Type “java Hello”</text:span></text:p>
      <text:p text:style-name="P5"/>
      <text:p text:style-name="P5"><text:tab/>4) Running Perl<text:line-break/><text:tab/><text:tab/>a) In terminal type “perl Hello.pl”<text:line-break/><text:line-break/><text:tab/><text:tab/>Note: perl can be compiled with the “pp” command<text:line-break/><text:line-break/><text:soft-page-break/><text:tab/>5) Running Python<text:line-break/><text:tab/><text:tab/>a) In terminal type “./Hello.py”</text:p>
      <text:p text:style-name="P5"><text:line-break/><text:tab/><text:tab/>Note: python can be compiled with “python -m compileall fileName.py” <text:line-break/><text:line-break/><text:tab/>6) Compiling C#<text:line-break/><text:tab/><text:tab/>a) In terminal type “gmcs Hello.cs”<text:line-break/><text:tab/><text:tab/>b) Type “./Hello.exe”<text:line-break/><text:tab/><text:tab/><text:line-break/><text:tab/>7) Compiling C++/C with boost libraries<text:line-break/><text:tab/><text:tab/>Libraries are added with the -l (that's an L) flag.<text:line-break/><text:line-break/><text:tab/><text:tab/>Open the file ThreadTest.cpp and notice that it has an include for boost thread<text:line-break/><text:line-break/><text:tab/><text:tab/>a) In terminal type “g++ ThreadTest.cpp -o ThreadTest -lboost_thread”<text:line-break/><text:tab/><text:tab/>b) Type “ThreadTest” <text:s text:c="2"/><text:line-break/><text:line-break/><text:tab/>8) Compiling C++/C with SDL<text:line-break/><text:line-break/><text:tab/><text:tab/>a) Untar the file sdl-colorkey.tar.gz <text:line-break/><text:tab/><text:tab/>b) Cd to the sdl-colorkey directory<text:line-break/><text:tab/><text:tab/>c) Type “g++ -o colorkey colorkey.cpp -lSDL -lSDL_image”<text:line-break/><text:tab/><text:tab/>d) Type “./colorkey”<text:line-break/><text:line-break/><text:line-break/><text:tab/><text:tab/><text:span text:style-name="T6">Note: The colorkey demo is a tutorial that is GNU Free Documentation Licensed <text:tab/><text:tab/><text:tab/>and the code is GPL licensed. You may find it here:<text:line-break/><text:tab/><text:tab/></text:span><text:a xlink:type="simple" xlink:href="http://ubuntu-gamedev.wikispaces.com/Drawing+Sprites+Using+SDL"><text:span text:style-name="Internet_20_link"><text:span text:style-name="T6">http://ubuntu-gamedev.wikispaces.com/Drawing+Sprites+Using+SDL</text:span></text:span></text:a><text:line-break/><text:line-break/><text:tab/></text:p>
      <text:p text:style-name="P6"><text:span text:style-name="T5"><text:tab/><text:tab/>Show the results of all of these to your instructor/TA to get credit<text:line-break/><text:line-break/><text:tab/><text:tab/></text:span><text:span text:style-name="T6">Instructor/TA <text:s/>Sign-Off _______________________________</text:span><text:span text:style-name="T5"><text:line-break/><text:tab/><text:tab/></text:span><text:span text:style-name="T6"><text:line-break/><text:line-break/></text:span></text:p>
      <text:p text:style-name="P8"><text:span text:style-name="T6"><text:line-break/><text:tab/>Activity – Installing Frameworks</text:span><text:span text:style-name="T5"><text:line-break/><text:line-break/><text:tab/>You will be installing various software development frameworks. You may decide to use one of <text:tab/>these for your project. <text:line-break/><text:tab/></text:span></text:p>
      <text:p text:style-name="P5"><text:tab/>1) QT<text:line-break/><text:tab/> <text:s text:c="4"/>a) Install QT 4<text:line-break/><text:tab/> <text:s text:c="4"/><text:tab/>These are the package names-<text:line-break/><text:tab/><text:tab/>Ubuntu: libqt4-dev <text:line-break/><text:tab/><text:tab/>Fedora: qt-devel<text:line-break/><text:line-break/><text:tab/> <text:s text:c="4"/>b) Test QT<text:line-break/><text:tab/><text:tab/>I) <text:s/>In terminal cd to the QT directory in the folder you downloaded in mycourses<text:line-break/><text:tab/><text:tab/>II) In that folder type “qmake-qt4 -project”<text:line-break/><text:tab/><text:tab/>III) Type “qmake-qt4”<text:line-break/><text:tab/><text:tab/>IV) Type “make”<text:line-break/><text:tab/><text:tab/>V) Type “ls” and you will now see various files<text:line-break/><text:tab/><text:tab/>VI) Now we need to make the file executable. Type “chmod 744 QT” <text:line-break/><text:tab/><text:tab/>VII) Type “./QT” and you should see a window with a button</text:p>
      <text:p text:style-name="P5"><text:line-break/><text:tab/>2) GTK+<text:line-break/><text:tab/> <text:s text:c="6"/>GTK+ is what the Gnome desktop is built on. Because Ubuntu and Fedora run on Gnome, <text:tab/><text:tab/> <text:s text:c="6"/>GTK+ is installed by default. Many languages can integrate with GTK+, but for this <text:tab/><text:tab/> <text:s text:c="7"/>exercise we will use python.<text:line-break/><text:tab/> <text:s text:c="4"/>a) Install Python GTK+ (pyGTK)<text:line-break/><text:tab/><text:tab/> These are the package names-<text:line-break/><text:tab/><text:tab/> Ubuntu: python-gtk2-dev<text:line-break/><text:tab/><text:tab/> Fedora: pygtk2-devel<text:line-break/><text:tab/><text:tab/><text:line-break/><text:tab/> <text:s text:c="4"/>b) <text:s/>Test GTK<text:line-break/><text:tab/><text:tab/>I) In terminal cd to the GTK directory in the folder you downloaded in mycourses<text:line-break/><text:tab/><text:tab/>II) In that folder type “chmod 744 HelloWorld.py”<text:line-break/><text:tab/><text:tab/>III) Type “./HelloWorld.py”<text:line-break/><text:line-break/><text:line-break/><text:tab/><text:tab/>Show the results of all of these to your instructor/TA to get credit<text:line-break/><text:line-break/><text:tab/><text:tab/><text:span text:style-name="T6">Instructor/TA <text:s/>Sign-Off _______________________________</text:span><text:line-break/></text:p>
      <text:p text:style-name="P5"><text:soft-page-break/></text:p>
      <text:p text:style-name="P5"/>
      <text:p text:style-name="P4"><text:span text:style-name="T5"><text:tab/></text:span>Activity – Installing Integrated Development Environments (IDEs)<text:line-break/><text:tab/><text:span text:style-name="T5">There are many IDEs available on Linux for almost any purpose or need. We will install a few <text:tab/>of the more popular IDEs.</text:span><text:line-break/><text:span text:style-name="T5"><text:line-break/><text:tab/>1) VIM<text:line-break/><text:tab/><text:tab/>Vim was used in the last lab and will not be covered here. It is however, a very powerful <text:tab/><text:tab/>IDE and is completely acceptable to use for this course.<text:line-break/><text:line-break/><text:tab/>2) Gedit<text:line-break/><text:tab/><text:tab/>Gedit comes with Ubuntu and Fedora by default. It is a basic text editor with capabilities <text:tab/><text:tab/>of color coding and working with code in many languages.<text:line-break/><text:line-break/><text:tab/><text:tab/>To turn gedit into an IDE install the developer plugins<text:line-break/><text:tab/><text:tab/>Package names-<text:line-break/><text:tab/><text:tab/>Ubuntu: gedit-developer-plugins<text:line-break/><text:tab/><text:tab/>Fedora: gedit-plugins<text:line-break/><text:line-break/><text:line-break/><text:tab/>3) Eclipse<text:line-break/><text:tab/><text:tab/>Eclipse is a major IDE for developing in many languages. Eclipse is rich in plugins and <text:tab/><text:tab/><text:tab/>integrates easy into most environments.<text:line-break/><text:tab/><text:tab/></text:span></text:p>
      <text:p text:style-name="P5"><text:tab/><text:tab/>Install Eclipse<text:line-break/><text:tab/><text:tab/>These are the package names-<text:line-break/><text:line-break/><text:tab/><text:tab/>Ubuntu: eclipse</text:p>
      <text:p text:style-name="P5"><text:tab/><text:tab/>Fedora: eclipse<text:line-break/></text:p>
      <text:p text:style-name="P7"><text:line-break/><text:tab/>4) MonoDevelop<text:line-break/><text:tab/><text:tab/>MonoDevelop is a powerful IDE for programming in C#. It is specific to C#, but is an <text:tab/><text:tab/><text:tab/>interactive IDE that allows rapid GUI programming and integration with the .NET <text:tab/><text:tab/><text:tab/>framework.<text:line-break/><text:line-break/><text:tab/><text:tab/>Install MonoDevelop<text:line-break/><text:tab/><text:tab/>These are the package names-<text:line-break/><text:tab/><text:tab/> Ubuntu: monodevelop<text:line-break/><text:tab/><text:tab/><text:tab/> <text:s text:c="2"/>monodevelop-versioncontrol<text:line-break/><text:tab/><text:tab/><text:tab/><text:tab/><text:line-break/><text:tab/><text:tab/> Fedora: <text:s/>monodevelop<text:line-break/></text:p>
      <text:p text:style-name="P5"/>
      <text:p text:style-name="P5"/>
      <text:p text:style-name="P5"><text:line-break/><text:tab/>5) Anjuta<text:line-break/><text:tab/><text:tab/>Anjuta is a powerful IDE similar to Eclipse intended for use with C, C++, Java, Python <text:tab/><text:tab/><text:tab/>and Vala. Though it is less powerful than Eclipse, it is much lighter and integrates well <text:tab/><text:tab/><text:tab/>with gcc/g++.<text:line-break/><text:line-break/><text:tab/><text:tab/>Install Anjuta<text:line-break/><text:tab/><text:tab/>These are the package names-<text:line-break/><text:tab/><text:tab/>Ubuntu: anjuta</text:p>
      <text:p text:style-name="P5"><text:tab/><text:tab/>Fedora: anjuta</text:p>
      <text:p text:style-name="P5"/>
      <text:p text:style-name="P5"><text:tab/>6) Bluefish<text:line-break/><text:tab/><text:tab/>Bluefish is a lightweight IDE intended for web development. It is full of powerful and <text:tab/><text:tab/><text:tab/>rich web developer tools. Bluefish can handle HTML, XML, CSS, PHP, Javascript, Java, <text:tab/><text:tab/>SQL, Perl, Python and many other languages.<text:line-break/><text:line-break/><text:tab/><text:tab/>Install bluefish<text:line-break/><text:tab/><text:tab/>These are the package names-<text:line-break/><text:tab/><text:tab/>Ubuntu: bluefish<text:line-break/><text:tab/><text:tab/>Fedora: bluefish<text:line-break/><text:tab/><text:line-break/><text:tab/><text:line-break/><text:line-break/></text:p>
      <text:p text:style-name="P9"><text:span text:style-name="T5"><text:tab/></text:span>Activity – Configuring IDEs<text:span text:style-name="T5"><text:line-break/><text:tab/><text:tab/></text:span></text:p>
      <text:p text:style-name="P5"><text:tab/>1) Configuring Gedit<text:line-break/><text:tab/><text:tab/>Now that you have the plugins installed, open Gedit<text:line-break/><text:tab/></text:p>
      <text:p text:style-name="P5"><text:tab/><text:tab/>1) Go to edit → preferences<text:line-break/><text:tab/><text:tab/>2) Check “highlight matching bracket” in the view tab<text:line-break/><text:tab/><text:tab/>3) Go to the plugins tab<text:line-break/><text:tab/><text:tab/>4) Check “code comment”<text:line-break/><text:tab/><text:tab/>5) Check “embedded terminal”<text:line-break/><text:tab/><text:tab/>6) Check “snippets”<text:line-break/><text:tab/><text:tab/>7) Click the editor tab<text:line-break/><text:tab/><text:tab/>8) You may check “Automatic indentation”, “Create backup before saving” or <text:tab/><text:tab/><text:tab/><text:tab/>“Autosave” if you would like to. </text:p>
      <text:p text:style-name="P5"><text:line-break/></text:p>
      <text:p text:style-name="P7"><text:tab/>2) Configuring Eclipse<text:line-break/><text:tab/><text:tab/>Now that you have installed Eclipse, open it<text:line-break/><text:line-break/><text:tab/><text:tab/>We will use PHP developer tools as an example<text:line-break/><text:tab/><text:tab/>1) Choose a location for the workspace<text:line-break/><text:tab/><text:tab/>2) In Eclipse, click help from the menu and choose “install new software”<text:line-break/><text:tab/><text:tab/>3) In the “work with” field type<text:line-break/><text:tab/><text:tab/><text:tab/><text:a xlink:type="simple" xlink:href="http://download.eclipse.org/tools/pdt/updates/2.0">http://download.eclipse.org/tools/pdt/updates/2.0</text:a> <text:line-break/><text:line-break/><text:tab/><text:tab/><text:tab/>If this gives any errors try<text:line-break/><text:tab/><text:tab/><text:tab/><text:a xlink:type="simple" xlink:href="http://download.eclipse.org/tools/pdt/updates">http://download.eclipse.org/tools/pdt/updates</text:a> <text:line-break/><text:tab/><text:line-break/><text:tab/><text:tab/>4) Click “add”</text:p>
      <text:p text:style-name="P5"><text:tab/><text:tab/>5) Check the box marked PDT SDK with the highest number after it<text:line-break/><text:tab/><text:tab/>6) Hit “next”<text:line-break/><text:tab/><text:tab/>7) Hit “next”<text:line-break/><text:tab/><text:tab/>8) Mark “agree” to the terms of service and hit “finish”<text:line-break/><text:tab/><text:tab/>9) After it finishes, hit “restart now”<text:line-break/><text:tab/><text:tab/>10) Choose a location for the workspace<text:line-break/><text:tab/><text:tab/>11) Choose File → new → project<text:line-break/><text:tab/><text:tab/>12) We will choose a PHP project. Scroll down to PHP and choose “PHP Project” <text:line-break/><text:tab/><text:tab/>13) Enter a name for the project <text:line-break/><text:tab/><text:tab/>14) Choose “create new project in workspace” <text:line-break/><text:tab/><text:tab/>15) Choose “use default PHP settings”<text:line-break/><text:tab/><text:tab/>16) Hit “next”<text:line-break/><text:tab/><text:tab/>17) Here you would be able to choose which external libraries to include in the project. <text:tab/><text:tab/><text:tab/> <text:s text:c="5"/>For now, we will not include any. Hit “next”<text:line-break/><text:tab/><text:tab/>18) This provides the PHP build path. We will leave it as the default for now. Click <text:tab/><text:tab/><text:tab/> <text:s text:c="5"/>“finish”<text:line-break/><text:tab/><text:tab/>19) When asked to open the PHP perspective choose “Yes”<text:line-break/><text:tab/><text:tab/>20) On the left right click on the folder for your project and choose <text:line-break/><text:tab/><text:tab/> <text:s text:c="6"/>“ new → PHP File ”<text:line-break/><text:tab/><text:tab/>21) Name the file and hit “finish”<text:line-break/><text:line-break/><text:tab/><text:tab/>You should now have a PHP file you can code with<text:line-break/></text:p>
      <text:p text:style-name="P5"><text:line-break/><text:line-break/><text:line-break/><text:line-break/><text:soft-page-break/><text:line-break/><text:tab/>3) Configuring MonoDevelop<text:line-break/><text:tab/><text:tab/>Now that you have MonoDevelop installed, open it<text:line-break/><text:line-break/><text:tab/><text:tab/>1) On the left choose “start a new solution”<text:line-break/><text:tab/><text:tab/>2) Name your solution and hit “next”<text:line-break/><text:tab/><text:tab/>3) On the menu bar, choose “file → new → file”<text:line-break/><text:tab/><text:tab/>4) Under C# choose “general → general → empty file” and click “new”<text:line-break/><text:tab/><text:tab/><text:line-break/><text:tab/>4) Configuring Anjuta<text:line-break/><text:tab/><text:tab/>Now that you have Anjuta installed, open it<text:line-break/><text:line-break/><text:tab/><text:tab/>1) Click “new file”<text:line-break/><text:line-break/><text:tab/>5) Configuring Bluefish</text:p>
      <text:p text:style-name="P5"><text:tab/><text:tab/>Now that you have Bluefish installed, open it<text:line-break/><text:line-break/><text:tab/><text:tab/>1) You should be able to just start using Bluefish once it is opened<text:line-break/><text:line-break/><text:line-break/><text:tab/><text:tab/><text:span text:style-name="T6">Instructor/TA <text:s/>Sign-Off 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347in" table:align="left" style:writing-mode="lr-tb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5.20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382in" fo:border="0.0007in solid #00000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T1" style:family="text">
      <style:text-properties fo:font-size="28pt" fo:font-weight="normal" style:font-size-asian="28pt" style:font-weight-asian="normal" style:font-size-complex="28pt" style:font-weight-complex="normal"/>
    </style:style>
    <style:style style:name="M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M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MT4" style:family="text">
      <style:text-properties style:font-name="Times New Roman1" style:font-name-asian="Droid Sans Fallback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R </text:span><text:span text:style-name="MT2">●</text:span><text:span text:style-name="MT1"> I </text:span><text:span text:style-name="MT2">●</text:span><text:span text:style-name="MT3"> </text:span><text:span text:style-name="MT1">T</text:span></text:p>
            </table:table-cell>
            <table:table-cell table:style-name="Table1.B1" office:value-type="string">
              <text:p text:style-name="MP2">Rochester Institute of Technology</text:p>
              <text:p text:style-name="Standard">Golisano College of Computing and Information Sciences</text:p>
              <text:p text:style-name="Standard">Department of Information Sciences and Technologies</text:p>
            </table:table-cell>
          </table:table-row>
        </table:table>
        <text:p text:style-name="Standard"/>
      </style:header>
      <style:footer>
        <text:p text:style-name="Footer"><draw:frame draw:style-name="Mfr1" draw:name="graphics1" text:anchor-type="paragraph" svg:width="1.3425in" svg:height="0.4693in" draw:z-index="10"><draw:image xlink:href="Pictures/10000201000001930000008D0A797014.png" xlink:type="simple" xlink:show="embed" xlink:actuate="onLoad"/></draw:frame> <text:s/><text:span text:style-name="MT4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9-10T14:38:39</meta:creation-date>
    <dc:date>2012-02-29T00:06:17</dc:date>
    <dc:creator>Ren </dc:creator>
    <meta:editing-duration>P2DT19H55M25S</meta:editing-duration>
    <meta:editing-cycles>447</meta:editing-cycles>
    <meta:generator>LibreOffice/3.3$Unix LibreOffice_project/330m19$Build-401</meta:generator>
    <meta:document-statistic meta:table-count="1" meta:image-count="1" meta:object-count="0" meta:page-count="11" meta:paragraph-count="40" meta:word-count="1534" meta:character-count="10441"/>
  </office:meta>
</office:document-meta>
</file>